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200000020000018300000097E229EB1F5CD80C36.eps" manifest:media-type="image/x-eps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4" svg:font-family="Carlito" style:font-pitch="variable"/>
    <style:font-face style:name="Carlito3" svg:font-family="Carlito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8cm" svg:stroke-color="#333333" draw:marker-start-width="0.242cm" draw:marker-end-width="0.242cm" draw:fill="solid" draw:fill-color="#333333" draw:textarea-horizontal-align="justify" draw:textarea-vertical-align="middle" draw:auto-grow-height="false" fo:min-height="0.583cm" fo:min-width="14.339cm" draw:shadow="hidden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0.633cm" fo:min-width="10.197cm" fo:padding-top="0.1cm" fo:padding-bottom="0.1cm" fo:padding-left="0.1cm" fo:padding-right="0.1cm" draw:shadow="hidden"/>
    </style:style>
    <style:style style:name="gr4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1.792cm" fo:min-width="19.797cm" fo:padding-top="0.1cm" fo:padding-bottom="0.1cm" fo:padding-left="0.1cm" fo:padding-right="0.1cm" draw:shadow="hidden"/>
    </style:style>
    <style:style style:name="gr5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4.4cm" fo:min-width="19.797cm" fo:padding-top="0.1cm" fo:padding-bottom="0.1cm" fo:padding-left="0.1cm" fo:padding-right="0.1cm" draw:shadow="hidden"/>
    </style:style>
    <style:style style:name="gr6" style:family="graphic" style:parent-style-name="standard">
      <style:graphic-properties draw:stroke="none" svg:stroke-width="0.028cm" svg:stroke-color="#333333" draw:marker-start-width="0.242cm" draw:marker-end-width="0.242cm" draw:fill="solid" draw:fill-color="#333333" draw:textarea-horizontal-align="justify" draw:textarea-vertical-align="middle" draw:auto-grow-height="false" fo:min-height="0.583cm" fo:min-width="19.497cm" draw:shadow="hidden"/>
    </style:style>
    <style:style style:name="gr7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5.449cm" fo:min-width="9.601cm" fo:padding-top="0.1cm" fo:padding-bottom="0.1cm" fo:padding-left="0.1cm" fo:padding-right="0.1cm" draw:shadow="hidden"/>
    </style:style>
    <style:style style:name="gr8" style:family="graphic" style:parent-style-name="standard">
      <style:graphic-properties draw:stroke="none" svg:stroke-width="0.028cm" svg:stroke-color="#333333" draw:marker-start-width="0.242cm" draw:marker-end-width="0.242cm" draw:fill="solid" draw:fill-color="#333333" draw:textarea-horizontal-align="justify" draw:textarea-vertical-align="middle" draw:auto-grow-height="false" fo:min-height="0.531cm" fo:min-width="9.301cm" draw:shadow="hidden"/>
    </style:style>
    <style:style style:name="gr9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5.448cm" fo:min-width="9.798cm" fo:padding-top="0.1cm" fo:padding-bottom="0.1cm" fo:padding-left="0.1cm" fo:padding-right="0.1cm" draw:shadow="hidden"/>
    </style:style>
    <style:style style:name="gr10" style:family="graphic" style:parent-style-name="standard">
      <style:graphic-properties draw:stroke="none" svg:stroke-width="0.028cm" svg:stroke-color="#333333" draw:marker-start-width="0.242cm" draw:marker-end-width="0.242cm" draw:fill="solid" draw:fill-color="#333333" draw:textarea-horizontal-align="justify" draw:textarea-vertical-align="middle" draw:auto-grow-height="false" fo:min-height="0.532cm" fo:min-width="9.498cm" draw:shadow="hidden"/>
    </style:style>
    <style:style style:name="gr11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3.844cm" fo:min-width="9.601cm" fo:padding-top="0.1cm" fo:padding-bottom="0.1cm" fo:padding-left="0.1cm" fo:padding-right="0.1cm" draw:shadow="hidden"/>
    </style:style>
    <style:style style:name="gr12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2.241cm" fo:min-width="9.601cm" fo:padding-top="0.1cm" fo:padding-bottom="0.1cm" fo:padding-left="0.1cm" fo:padding-right="0.1cm" draw:shadow="hidden"/>
    </style:style>
    <style:style style:name="gr13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2.234cm" fo:min-width="9.601cm" fo:padding-top="0.1cm" fo:padding-bottom="0.1cm" fo:padding-left="0.1cm" fo:padding-right="0.1cm" draw:shadow="hidden"/>
    </style:style>
    <style:style style:name="gr14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1.534cm" fo:min-width="9.803cm" fo:padding-top="0.1cm" fo:padding-bottom="0.1cm" fo:padding-left="0.1cm" fo:padding-right="0.1cm" draw:shadow="hidden"/>
    </style:style>
    <style:style style:name="gr15" style:family="graphic" style:parent-style-name="standard">
      <style:graphic-properties draw:stroke="none" svg:stroke-width="0.028cm" svg:stroke-color="#333333" draw:marker-start-width="0.242cm" draw:marker-end-width="0.242cm" draw:fill="solid" draw:fill-color="#333333" draw:textarea-horizontal-align="justify" draw:textarea-vertical-align="middle" draw:auto-grow-height="false" fo:min-height="0.531cm" fo:min-width="9.503cm" draw:shadow="hidden"/>
    </style:style>
    <style:style style:name="gr16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1.627cm" fo:min-width="9.803cm" fo:padding-top="0.1cm" fo:padding-bottom="0.1cm" fo:padding-left="0.1cm" fo:padding-right="0.1cm" draw:shadow="hidden"/>
    </style:style>
    <style:style style:name="gr17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1.583cm" fo:min-width="9.803cm" fo:padding-top="0.1cm" fo:padding-bottom="0.1cm" fo:padding-left="0.1cm" fo:padding-right="0.1cm" draw:shadow="hidden"/>
    </style:style>
    <style:style style:name="gr18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1.513cm" fo:min-width="9.803cm" fo:padding-top="0.1cm" fo:padding-bottom="0.1cm" fo:padding-left="0.1cm" fo:padding-right="0.1cm" draw:shadow="hidden"/>
    </style:style>
    <style:style style:name="gr19" style:family="graphic" style:parent-style-name="standard">
      <style:graphic-properties draw:stroke="solid" svg:stroke-width="0.028cm" svg:stroke-color="#333333" draw:marker-start-width="0.242cm" draw:marker-end-width="0.242cm" draw:fill="none" draw:fill-color="#333333" draw:textarea-horizontal-align="left" draw:textarea-vertical-align="top" draw:auto-grow-height="false" fo:min-height="0.633cm" fo:min-width="4cm" fo:padding-top="0.1cm" fo:padding-bottom="0.1cm" fo:padding-left="0.1cm" fo:padding-right="0.1cm" draw:shadow="hidden"/>
    </style:style>
    <style:style style:name="gr20" style:family="graphic" style:parent-style-name="standard">
      <style:graphic-properties draw:stroke="none" draw:fill="none" fo:min-height="0.289cm"/>
    </style:style>
    <style:style style:name="gr21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333333"/>
      <style:paragraph-properties fo:text-align="start"/>
      <style:text-properties fo:color="#ffffff" style:font-name="Carlito4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  <style:text-properties style:font-name="Carlito4"/>
    </style:style>
    <style:style style:name="P4" style:family="paragraph">
      <loext:graphic-properties draw:fill="none" draw:fill-color="#333333"/>
      <style:paragraph-properties fo:text-align="start"/>
      <style:text-properties fo:color="#cccccc" style:font-name="Carlito4" fo:font-size="8pt" fo:font-weight="bold" style:font-size-asian="18pt" style:font-weight-asian="bold" style:font-size-complex="18pt" style:font-weight-complex="bold"/>
    </style:style>
    <style:style style:name="P5" style:family="paragraph">
      <loext:graphic-properties draw:fill="none"/>
      <style:text-properties fo:font-size="8pt"/>
    </style:style>
    <style:style style:name="P6" style:family="paragraph">
      <loext:graphic-properties draw:fill-color="#ffffff"/>
    </style:style>
    <style:style style:name="T1" style:family="text">
      <style:text-properties fo:color="#ffffff" style:font-name="Carlito4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cccccc" style:font-name="Carlito4" fo:font-size="8pt" fo:font-weight="bold" style:font-size-asian="18pt" style:font-weight-asian="bold" style:font-size-complex="18pt" style:font-weight-complex="bold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1" draw:text-style-name="P2" draw:layer="layout" svg:width="14.839cm" svg:height="0.833cm" svg:x="0.503cm" svg:y="0.708cm">
          <text:p text:style-name="P1"><text:span text:style-name="T1">Ficha de Planejamento de Ce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842cm" svg:height="1.857cm" svg:x="15.547cm" svg:y="0.534cm">
          <draw:image xlink:href="Pictures/200000020000018300000097E229EB1F5CD80C36.eps" xlink:type="simple" xlink:show="embed" xlink:actuate="onLoad">
            <text:p/>
          </draw:image>
        </draw:frame>
        <draw:custom-shape draw:style-name="gr3" draw:text-style-name="P4" draw:layer="layout" svg:width="10.397cm" svg:height="0.833cm" svg:x="0.503cm" svg:y="1.608cm">
          <text:p text:style-name="P1"><text:span text:style-name="T2">Nome da Ce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9.997cm" svg:height="1.992cm" svg:x="0.5cm" svg:y="2.508cm">
          <text:p text:style-name="P1"><text:span text:style-name="T2">Descrição da Ce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9.997cm" svg:height="4.6cm" svg:x="0.5cm" svg:y="24.1cm">
          <text:p text:style-name="P1"><text:span text:style-name="T2">Descreva ou Desenhe as Zon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9.997cm" svg:height="0.833cm" svg:x="0.503cm" svg:y="23.108cm">
          <text:p text:style-name="P1"><text:span text:style-name="T1">Zonas e Informações Adicion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9.801cm" svg:height="5.649cm" svg:x="0.498cm" svg:y="5.445cm">
          <text:p text:style-name="P1"><text:span text:style-name="T2">O que torna a cena ún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9.801cm" svg:height="0.781cm" svg:x="0.499cm" svg:y="4.621cm">
          <text:p text:style-name="P1"><text:span text:style-name="T1">Aspectos de Situ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9.998cm" svg:height="5.648cm" svg:x="10.5cm" svg:y="5.452cm">
          <text:p text:style-name="P1"><text:span text:style-name="T2">Quem está na cena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9.998cm" svg:height="0.782cm" svg:x="10.501cm" svg:y="4.628cm">
          <text:p text:style-name="P1"><text:span text:style-name="T1">NP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9.801cm" svg:height="4.044cm" svg:x="0.498cm" svg:y="12.052cm">
          <text:p text:style-name="P1"><text:span text:style-name="T2">Como a Cena Começ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9.801cm" svg:height="0.781cm" svg:x="0.499cm" svg:y="11.228cm">
          <text:p text:style-name="P1"><text:span text:style-name="T1">Iní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9.998cm" svg:height="0.782cm" svg:x="10.501cm" svg:y="11.235cm">
          <text:p text:style-name="P1"><text:span text:style-name="T1">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9.801cm" svg:height="2.441cm" svg:x="0.497cm" svg:y="17.059cm">
          <text:p text:style-name="P1"><text:span text:style-name="T2">O que os personagens busc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9.801cm" svg:height="0.781cm" svg:x="0.498cm" svg:y="16.235cm">
          <text:p text:style-name="P1"><text:span text:style-name="T1">Objetivos dos Personag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9.801cm" svg:height="2.434cm" svg:x="0.496cm" svg:y="20.466cm">
          <text:p text:style-name="P1"><text:span text:style-name="T2">O que a oposição bus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9.801cm" svg:height="0.781cm" svg:x="0.497cm" svg:y="19.642cm">
          <text:p text:style-name="P1"><text:span text:style-name="T1">Objetivos da Oposi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0.003cm" svg:height="1.734cm" svg:x="10.496cm" svg:y="12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0.003cm" svg:height="0.781cm" svg:x="10.497cm" svg:y="12.142cm">
          <text:p text:style-name="P1"><text:span text:style-name="T1">Vitória dos Personag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0.003cm" svg:height="1.827cm" svg:x="10.495cm" svg:y="15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0.003cm" svg:height="0.781cm" svg:x="10.496cm" svg:y="14.849cm">
          <text:p text:style-name="P1"><text:span text:style-name="T1">Vitória Parcial dos Personag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10.003cm" svg:height="1.783cm" svg:x="10.494cm" svg:y="18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0.003cm" svg:height="0.781cm" svg:x="10.495cm" svg:y="17.656cm">
          <text:p text:style-name="P1"><text:span text:style-name="T1">Derrota Parcial dos Personag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0.003cm" svg:height="1.713cm" svg:x="10.493cm" svg:y="21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0.003cm" svg:height="0.781cm" svg:x="10.494cm" svg:y="20.363cm">
          <text:p text:style-name="P1"><text:span text:style-name="T1">Derrota dos Personag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4.2cm" svg:height="0.833cm" svg:x="11.1cm" svg:y="1.608cm">
          <text:p text:style-name="P1"><text:span text:style-name="T2">Ti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5" draw:layer="layout" svg:width="18.701cm" svg:height="0.539cm" svg:x="0.519cm" svg:y="28.794cm">
          <draw:text-box>
            <text:p><text:span text:style-name="T3">Baseado no modelo de Voss and Kiel, publicado no Google+ - https://drive.google.com/open?id=0B6w2cuH0EFoba25Rdm5aZTlQTzA</text:span></text:p>
          </draw:text-box>
        </draw:frame>
        <presentation:notes draw:style-name="dp2">
          <draw:page-thumbnail draw:style-name="gr21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4" svg:font-family="Carlito" style:font-pitch="variable"/>
    <style:font-face style:name="Carlito3" svg:font-family="Carlito" style:font-adornments="Regular" style:font-pitch="variable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546cm" fo:margin-bottom="0cm" fo:text-indent="0cm"/>
      <style:text-properties fo:font-size="38.2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72cm" fo:margin-bottom="0cm" fo:text-indent="0cm"/>
      <style:text-properties fo:font-size="27.3999996185303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1" draw:style-name="Mdp1">
      <draw:frame presentation:style-name="Padrão-title" draw:layer="backgroundobjects" svg:width="17.999cm" svg:height="4.792cm" svg:x="1.498cm" svg:y="1.643cm" presentation:class="title" presentation:placeholder="true">
        <draw:text-box/>
      </draw:frame>
      <draw:frame presentation:style-name="Padrão-outline1" draw:layer="backgroundobjects" svg:width="17.999cm" svg:height="16.643cm" svg:x="1.498cm" svg:y="7.214cm" presentation:class="outline" presentation:placeholder="true">
        <draw:text-box/>
      </draw:frame>
      <draw:frame presentation:style-name="Mpr1" draw:text-style-name="MP2" draw:layer="backgroundobjects" svg:width="4.659cm" svg:height="1.979cm" svg:x="1.498cm" svg:y="26.6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38cm" svg:y="26.6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37cm" svg:y="26.64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08:34:25.606300790</meta:creation-date>
    <dc:date>2016-10-07T14:23:34.965380430</dc:date>
    <meta:editing-duration>PT1H10M</meta:editing-duration>
    <meta:editing-cycles>37</meta:editing-cycles>
    <meta:generator>LibreOffice/5.1.4.2$Linux_x86 LibreOffice_project/f99d75f39f1c57ebdd7ffc5f42867c12031db97a</meta:generator>
    <meta:print-date>2015-09-28T10:50:48.124493205</meta:print-date>
    <meta:document-statistic meta:object-count="50"/>
  </office:meta>
</office:document-meta>
</file>